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5-01-22T15:38:53.99">22/01/15</text:date></text:p>
      <text:p text:style-name="P1"/>
      <text:h text:style-name="P7" text:outline-level="1"><text:text-input text:description="&lt;o.partner_id.fullname&gt;">Fullname</text:text-input></text:h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4"><text:text-input text:description="&lt;only_time()&gt;">&lt;only_time()&gt;</text:text-input>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1-22T15:38:54</dc:date>
    <meta:editing-duration>P1DT7H7M13S</meta:editing-duration>
    <meta:editing-cycles>183</meta:editing-cycles>
    <dc:creator>L. FRANCOIS</dc:creator>
    <meta:document-statistic meta:table-count="0" meta:image-count="0" meta:object-count="0" meta:page-count="1" meta:paragraph-count="7" meta:word-count="25" meta:character-count="205" meta:non-whitespace-character-count="187"/>
  </office:meta>
</office:document-meta>
</file>